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4" draw:name="1 Título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Presentación</text:span><text:span text:style-name="a382" text:class-names=""/></text:p>
          </draw:text-box>
          <svg:title/>
          <svg:desc/>
        </draw:frame>
        <draw:frame draw:id="id64" presentation:style-name="a385" draw:name="2 Subtítulo" svg:x="1.5in" svg:y="4.25in" svg:width="7in" svg:height="1.91667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3 Marcador de fecha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4 Marcador de pie de página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5 Marcador de número de diapositiva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1 Título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2 Subtítulo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3 Marcador de fecha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4 Marcador de pie de página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5 Marcador de número de diapositiva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1 Título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2 Marcador de contenido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el estilo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3 Marcador de fecha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4 Marcador de pie de página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5 Marcador de número de diapositiva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1 Título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2 Marcador de texto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102" draw:name="3 Marcador de fecha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4 Marcador de pie de página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5 Marcador de número de diapositiva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1 Título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2 Marcador de contenido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3 Marcador de contenido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el estilo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4 Marcador de fecha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5 Marcador de pie de página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6 Marcador de número de diapositiva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1 Título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2 Marcador de texto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86" draw:name="3 Marcador de contenido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el estilo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4 Marcador de texto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207" draw:name="5 Marcador de contenido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el estilo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6 Marcador de fecha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7 Marcador de pie de página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8 Marcador de número de diapositiva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lo-el-título" style:page-layout-name="pageLayout1" draw:style-name="a220">
      <draw:frame draw:id="id34" presentation:style-name="a224" draw:name="1 Título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2 Marcador de fecha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3 Marcador de pie de página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4 Marcador de número de diapositiva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1 Marcador de fecha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2 Marcador de pie de página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3 Marcador de número de diapositiva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1 Título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2 Marcador de contenido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el estilo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3 Marcador de texto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80" draw:name="4 Marcador de fecha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5 Marcador de pie de página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6 Marcador de número de diapositiva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1 Título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2 Marcador de posición de imagen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3 Marcador de texto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04" draw:name="4 Marcador de fecha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5 Marcador de pie de página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6 Marcador de número de diapositiva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1 Título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2 Marcador de texto vertical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el estilo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3 Marcador de fecha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4 Marcador de pie de página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5 Marcador de número de diapositiva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1 Título vertical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2 Marcador de texto vertical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el estilo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3 Marcador de fecha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4 Marcador de pie de página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5 Marcador de número de diapositiva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n</dc:title>
    <meta:initial-creator>Esteve Fernández</meta:initial-creator>
    <dc:creator>Esteve Fernández</dc:creator>
    <meta:creation-date>2015-10-19T17:57:23Z</meta:creation-date>
    <dc:date>2015-10-19T17:58:20Z</dc:date>
    <meta:editing-cycles>1</meta:editing-cycles>
    <meta:editing-duration>PT0S</meta:editing-duration>
    <meta:document-statistic meta:paragraph-count="1" meta:word-count="1"/>
  </office:meta>
</office:document-meta>
</file>